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054db" officeooo:paragraph-rsid="002054db"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rsid="002054db" officeooo:paragraph-rsid="002054db" style:font-weight-asian="normal" style:font-weight-complex="normal"/>
    </style:style>
    <style:style style:name="P5" style:family="paragraph" style:parent-style-name="Standard">
      <style:paragraph-properties fo:text-align="justify" style:justify-single-word="false"/>
      <style:text-properties fo:font-weight="normal" officeooo:rsid="002054db" officeooo:paragraph-rsid="002054db" fo:background-color="#fff200" style:font-weight-asian="normal" style:font-weight-complex="normal"/>
    </style:style>
    <style:style style:name="P6" style:family="paragraph" style:parent-style-name="Standard">
      <style:paragraph-properties fo:text-align="justify" style:justify-single-word="false"/>
      <style:text-properties fo:font-weight="normal" officeooo:rsid="002054db" officeooo:paragraph-rsid="002054db" fo:background-color="#00ffff" style:font-weight-asian="normal" style:font-weight-complex="normal"/>
    </style:style>
    <style:style style:name="P7" style:family="paragraph" style:parent-style-name="Standard">
      <style:paragraph-properties fo:text-align="justify" style:justify-single-word="false"/>
      <style:text-properties fo:font-weight="normal" officeooo:rsid="002fd6c1" officeooo:paragraph-rsid="002fd6c1" fo:background-color="#00ffff" style:font-weight-asian="normal" style:font-weight-complex="normal"/>
    </style:style>
    <style:style style:name="P8" style:family="paragraph" style:parent-style-name="Standard">
      <style:paragraph-properties fo:text-align="justify" style:justify-single-word="false"/>
      <style:text-properties fo:font-weight="normal" officeooo:rsid="002054db" officeooo:paragraph-rsid="002054db" fo:background-color="#ff4500" style:font-weight-asian="normal" style:font-weight-complex="normal"/>
    </style:style>
    <style:style style:name="P9" style:family="paragraph" style:parent-style-name="Standard">
      <style:paragraph-properties fo:text-align="justify" style:justify-single-word="false"/>
      <style:text-properties fo:font-weight="normal" officeooo:rsid="002054db" officeooo:paragraph-rsid="0026dad6" fo:background-color="#ff4500" style:font-weight-asian="normal" style:font-weight-complex="normal"/>
    </style:style>
    <style:style style:name="P10" style:family="paragraph" style:parent-style-name="Standard">
      <style:paragraph-properties fo:text-align="justify" style:justify-single-word="false"/>
      <style:text-properties fo:font-weight="normal" officeooo:rsid="002054db" officeooo:paragraph-rsid="002ae77b" fo:background-color="#ff4500" style:font-weight-asian="normal" style:font-weight-complex="normal"/>
    </style:style>
    <style:style style:name="P11" style:family="paragraph" style:parent-style-name="Standard">
      <style:paragraph-properties fo:text-align="justify" style:justify-single-word="false"/>
      <style:text-properties fo:font-weight="normal" officeooo:rsid="002054db" officeooo:paragraph-rsid="0026dad6"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2054db" officeooo:paragraph-rsid="002ae77b"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2fcf4c" officeooo:paragraph-rsid="002fcf4c"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2fd6c1" officeooo:paragraph-rsid="002fd6c1" fo:background-color="transparent" style:font-weight-asian="normal" style:font-weight-complex="normal"/>
    </style:style>
    <style:style style:name="P15" style:family="paragraph" style:parent-style-name="Standard">
      <style:paragraph-properties fo:text-align="justify" style:justify-single-word="false"/>
      <style:text-properties fo:font-style="italic" fo:font-weight="bold" officeooo:rsid="002fd6c1" officeooo:paragraph-rsid="002fd6c1" fo:background-color="transparent"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fo:font-style="italic" fo:font-weight="bold" officeooo:rsid="00398a8b" officeooo:paragraph-rsid="00398a8b" fo:background-color="transparent"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normal" officeooo:rsid="0037a1fa" officeooo:paragraph-rsid="0037a1fa" fo:background-color="transparent"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weight="normal" officeooo:rsid="002054db" officeooo:paragraph-rsid="002054db" fo:background-color="transparent" style:font-weight-asian="normal" style:font-weight-complex="normal"/>
    </style:style>
    <style:style style:name="P19" style:family="paragraph" style:parent-style-name="Standard">
      <style:paragraph-properties fo:text-align="justify" style:justify-single-word="false"/>
      <style:text-properties fo:font-weight="bold" officeooo:rsid="002054db" officeooo:paragraph-rsid="002054db" fo:background-color="transparent" style:font-weight-asian="bold" style:font-weight-complex="bold"/>
    </style:style>
    <style:style style:name="P20" style:family="paragraph" style:parent-style-name="Standard">
      <style:paragraph-properties fo:text-align="justify" style:justify-single-word="false"/>
      <style:text-properties fo:font-style="normal" fo:font-weight="normal" officeooo:rsid="002fd6c1" officeooo:paragraph-rsid="002fd6c1" fo:background-color="transparent"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7a1fa" officeooo:paragraph-rsid="0037a1fa" fo:background-color="transparent"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98a8b" officeooo:paragraph-rsid="00398a8b" fo:background-color="transparent"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398a8b" officeooo:paragraph-rsid="00398a8b" fo:background-color="#00ffff"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bold" officeooo:rsid="0037a1fa" officeooo:paragraph-rsid="0037a1fa" fo:background-color="transparent"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bold" officeooo:rsid="00398a8b" officeooo:paragraph-rsid="00398a8b" fo:background-color="transparent"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fo:background-color="#00ffff" loext:char-shading-value="0"/>
    </style:style>
    <style:style style:name="T4" style:family="text">
      <style:text-properties officeooo:rsid="0026dad6"/>
    </style:style>
    <style:style style:name="T5" style:family="text">
      <style:text-properties fo:background-color="#fff200" loext:char-shading-value="0"/>
    </style:style>
    <style:style style:name="T6" style:family="text">
      <style:text-properties officeooo:rsid="002ae77b"/>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4500" loext:char-shading-value="0"/>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fo:background-color="#00ffff" loext:char-shading-value="0" style:font-style-asian="normal" style:font-weight-asian="normal" style:font-style-complex="normal" style:font-weight-complex="normal"/>
    </style:style>
    <style:style style:name="T12" style:family="text">
      <style:text-properties fo:font-style="normal" fo:background-color="#00ffff" loext:char-shading-value="0" style:font-style-asian="normal" style:font-style-complex="normal"/>
    </style:style>
    <style:style style:name="T13" style:family="text">
      <style:text-properties fo:color="#ce1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matriz de relaciones que incluye todo el pedigrí y la información genómica</text:p>
      <text:p text:style-name="P3"/>
      <text:p text:style-name="P2">INTRODUCCIÓN</text:p>
      <text:p text:style-name="P4"/>
      <text:p text:style-name="P5">La disponibilidad de marcadores moleculares densos de tipo SNP ha conducido a la reciente introducción de los denominados modelos de evaluación de selección genómica o de genoma completo. La mayoría de estos modelos se basan en variantes de análisis de asociación simultáneos de todo el genoma, en los que se estiman los efectos del marcador o del haplotipo (<text:span text:style-name="T1">a</text:span>). Las diferencias entre los métodos se deben principalmente a la distribución a priori de <text:span text:style-name="T1">a</text:span> (por ejemplo, Meuwissen et al., 2001; Gianola et al., 2006).</text:p>
      <text:p text:style-name="P5"/>
      <text:p text:style-name="P5">Aunque estos métodos son muy prometedores para la cría de animales, la genotipificación no es factible para toda una población debido a sus altos costos o limitaciones logísticas (es decir, animales sacrificados, sacrificados o extranjeros). Esto es de importancia, por ejemplo, para los toros extranjeros para los que no es posible la genotipificación. <text:span text:style-name="T2">Los animales genotipados incluyen machos futuros y viejos, y posiblemente futuras madres de futuros candidatos (por ejemplo, presas de transferencia de embriones).</text:span></text:p>
      <text:p text:style-name="P18"/>
      <text:p text:style-name="P5">Como no todos los animales pueden genotiparse, s<text:span text:style-name="T3">e debe seguir un procedimiento de 2 o 3 pasos</text:span>; primero, se realiza una evaluación genética periódica; luego, se utilizan fenotipos corregidos o pseudodatos en el segundo paso, donde se aplica de manera efectiva el modelo de selección asistida por marcadores (Guillaume et al., 2008; VanRaden et al., 2009). Estos fenotipos son desviaciones de rendimiento hijas (DYD) y desviaciones de rendimiento (YD) para ganado lechero.</text:p>
      <text:p text:style-name="P5"/>
      <text:p text:style-name="P5">Después del cálculo de los pseudodatos, se pueden obtener predicciones genómicas o asistidas por marcadores ajustando simultáneamente los efectos poligénicos y QTL (Guillaume et al., 2008), o calculando la predicción genómica y combinándola con los valores de reproducción estimados del modelo animal. (VanRaden et al., 2009). Las predicciones genómicas pueden obtenerse estimando los efectos causados por los marcadores o utilizando ecuaciones de modelos mixtos con una matriz de relación genómica G (VanRaden, 2008). Esto supone que los efectos de los marcadores a priori se distribuyen normalmente con una variación común. Aunque la suposición es discutible, postular una distribución previa más complicada resultó en pocas ganancias en la práctica (VanRaden et al., 2009). Por otro lado, la matriz de relaciones genómicas es simple de interpretar y manejar.</text:p>
      <text:p text:style-name="P5"/>
      <text:p text:style-name="P5">Las ventajas del sistema de etapas múltiples incluyen ningún cambio en las evaluaciones regulares y pasos simples para predecir los valores genómicos para animales jóvenes genotipados. Las desventajas incluyen los parámetros de ponderación, como los componentes de la varianza (Guillaume et al., 2008) o los coeficientes del índice de selección (VanRaden et al., 2009) y la pérdida de información. Además, la extensión a múltiples rasgos no es obvia y rastrear anomalías en un procedimiento de dos pasos puede volverse muy complicado.</text:p>
      <text:p text:style-name="P5"/>
      <text:p text:style-name="P5">En cuanto a la pérdida de información, existen varios problemas en el uso de DYD e YD. Estos problemas son pesos (causados por diferentes cantidades de información en el conjunto de datos original), sesgo (causado por la selección, por ejemplo), precisión (para animales en rebaños pequeños) y colinealidad (por ejemplo, el YD de dos vacas). en el mismo rebaño). En cuanto al sesgo, si se utiliza la selección genómica, la expectativa de muestreo mendeliano en animales seleccionados no es cero (Party y Ducrocq, 2009).</text:p>
      <text:p text:style-name="P5"/>
      <text:p text:style-name="P5"><text:soft-page-break/>Estos problemas pueden contrarrestar el beneficio de la selección asistida por marcadores, particularmente para las vacas (Neuner et al., 2008, 2009). Además, en otras especies (ovejas, cerdos, ganado de carne) o rasgos (p. Ej., Rasgos maternos, facilidad de parto), los DYD son más difíciles de calcular o incluso de definir, o pueden estar mal estimados, por ejemplo, si los grupos contemporáneos son pequeña.</text:p>
      <text:p text:style-name="P5"/>
      <text:p text:style-name="P6">Una simplificación de la estrategia actual sería realizar una evaluación conjunta utilizando toda la información fenotípica, pedigrí y genómica. Una posibilidad es imputar marcadores en animales no genotipados a través de información de marcadores y pedigrí (es decir, análisis de ligamiento) y estimar los efectos de los marcadores una vez que se realiza la imputación. Sin embargo, para obtener un "mejor" predictor (en el sentido de Henderson (1984), es decir, la expectativa condicional), la incertidumbre en la imputación del marcador, que es muy alta para la mayoría de los individuos no genotipados, debe tenerse en cuenta. a través de la integración sobre la distribución posterior de imputaciones de marcadores y efectos de marcadores. Esto se puede lograr, por ejemplo, pelando o con la cadena de Markov Monte Carlo (Abraham et al., 2007). Sin embargo, esto es inviable para un conjunto de datos incluso de tamaño mediano cuando hay muchos loci o cuando faltan muchos marcadores, y particularmente en presencia de bucles, que son comunes en las genealogías del ganado.</text:p>
      <text:p text:style-name="P6"/>
      <text:p text:style-name="P6"><text:span text:style-name="T13">Otra posibilidad es utilizar la misma metodología que en la evaluación actual (es decir, las ecuaciones del modelo mixto de Henderson) excepto que la matriz de relación A debe modificarse para incluir la información genómica. El propósito de este estudio es proporcionar una matriz de relación de este tipo, basada en transmisiones de animales genotipados a su descendencia, o índices de selección de animales genotipados a no genotipados. Esto combinará la información complementaria del pedigrí registrado y los marcadores moleculares</text:span>.<text:span text:style-name="T2"> Los métodos computacionales para tal matriz de relación de numerador modificada, incluso si es compleja, se pueden encontrar en Misztal et al. (2009).</text:span></text:p>
      <text:p text:style-name="P18"/>
      <text:p text:style-name="P19">MÉTODOS</text:p>
      <text:p text:style-name="P19"/>
      <text:p text:style-name="P19">Matriz de covarianza de valores genéticos que incluyen información genómica</text:p>
      <text:p text:style-name="P19"/>
      <text:p text:style-name="P8">Sea u un vector de efectos genéticos. Bajo un modelo poligénico infinitesimal de herencia, Var (u) = Aσu2, donde A es la matriz de relación del numerador basada en el pedigrí. Considere tres tipos de animales en u: 1) ancestros no genotipados con valores genéticos u1; 2) animales genotipados, con valores genéticos u2 (ningún antepasado está genotipado y se pueden generar padres fantasmas si es necesario); y 3) animales no genotipados con valores de reproducción u3, que pueden descender de cualquiera de los tres tipos de animales. Un caso particular es aquel en el que los animales no genotipados son antepasados y progenie de animales genotipados, por ejemplo, una madre de toro hija de otro toro. Se colocan arbitrariamente en el grupo 1. Luego, A se puede dividir de la siguiente manera:</text:p>
      <text:p text:style-name="P8"/>
      <text:p text:style-name="P8">….</text:p>
      <text:p text:style-name="P8"/>
      <text:p text:style-name="P9">Sea u2 = Za, siendo Z una matriz de incidencia y a los efectos de los marcadores. La matriz Z está centrada por frecuencias alélicas (VanRaden, 2008). Entonces Var (u2) = ZZ′σa2 = <text:s/>ZZ′/ k σ2u = Gσu2, donde k es el doble de <text:span text:style-name="T4">la </text:span>suma de heterocigosis de los marcadores (VanRaden, 2008).</text:p>
      <text:p text:style-name="P9"/>
      <text:p text:style-name="P11"><text:span text:style-name="T5">En algunas implementaciones, la matriz G puede verse como una matriz de relaciones "mejorada" (Amin et al., 2007).</text:span> Villanueva y col. (2005) y Visscher et al. (2006) proponen utilizar una matriz realizada de transmisiones de padres a hijos en los datos, promediando todas las posiciones del <text:soft-page-break/>genoma; esta propuesta no es práctica en general, ya que se necesitan genotipos en familias enteras. <text:span text:style-name="T5">VanRaden (2008) discutió cómo la expectativa de G anterior es A, la matriz de relación de numerador regular, y que G representa relaciones observadas, en lugar de promedios. Por lo tanto, da cuenta de las muestras mendelianas (es decir, puede distinguir a los hermanos completos) y las relaciones desconocidas o lejanas. Se ha demostrado la ganancia mediante el uso de G (González-Recio et al., 2008; Legarra et al., 2008; VanRaden et al., 2009). En principio, la varianza aditiva usando G es idéntica a la que usa A (Habier et al., 2007).</text:span></text:p>
      <text:p text:style-name="P11"/>
      <text:p text:style-name="P12">No es necesario que G tenga una interpretación genética particular en términos de relaciones. Por ejemplo, utilizando la reproducción de las ecuaciones de espacios de Hilbert del <text:span text:style-name="T6">kernel</text:span> de González-Recio et al. (2008), Var (u2) = Kσα2, donde K es una matriz con “distancias” entre individuos. La matriz K se puede escalar a K* de modo que Var (u2) = K*σu2 al igualar la expectativa de la suma de cuadrados de u2 en los datos que siguen los modelos poligénicos y los modelos de espacios de Hilbert del <text:span text:style-name="T6">kernel</text:span> de reproducción. La suma esperada de cuadrados es, respectivamente (<text:span text:style-name="T6">kernel</text:span> poligénico <text:span text:style-name="T6">vs.</text:span> <text:span text:style-name="T6">kernel</text:span> reproducible y espacios de Hilbert): E<text:span text:style-name="T6">(</text:span>u2′u2<text:span text:style-name="T6">)</text:span> = tr (A22)σu2 <text:span text:style-name="T6">y </text:span>E <text:span text:style-name="T6">(</text:span>u2′u2<text:span text:style-name="T6">)</text:span> = tr (K)σα2 = tr (K*)σu2, donde tr es el operador de traza. En ausencia de endogamia, tr(A 22) = 1 y por lo tanto K* = K/tr(K). Tenga en cuenta que la matriz K también está centrada, y los coeficientes de pseudo-endogamia se pueden extraer de la diagonal de K*. Por supuesto, al usar un modelo de espacios de Hilbert del núcleo que se reproduce, se pierde cualquier intuición “genealógica”.</text:p>
      <text:p text:style-name="P12"/>
      <text:p text:style-name="P12">A continuación, y para simplificar la notación, se supondrá que σu2 = 1.</text:p>
      <text:p text:style-name="P12"/>
      <text:p text:style-name="P10"><text:span text:style-name="T7">Plug-in G.</text:span> Una forma sencilla de utilizar G es conectarlo a A; esto da como resultado la siguiente modificación A:</text:p>
      <text:p text:style-name="P12"/>
      <text:p text:style-name="P10">….</text:p>
      <text:p text:style-name="P10"/>
      <text:p text:style-name="P10">donde A22 simplemente ha sido reemplazado por G.<text:span text:style-name="T2"> Una propuesta de Gianola y De los Campos (2008) para generar predicciones de animales no genotipados a partir de predicciones de animales genotipados es usar A12G-1uˆ2. Su propuesta reduce así a un índice de selección asumiendo que la covarianza entre individuos es descrita por Ag.</text:span></text:p>
      <text:p text:style-name="P12"/>
      <text:p text:style-name="P12"><text:span text:style-name="T8">Matrix Ag es fácil de usar pero no está correctamente construido. El uso de G modifica potencialmente las covarianzas en ancestros y descendientes de animales genotipados.</text:span> Por ejemplo, suponga dos hermanos completos en los animales genotipados cuya relación genómica es 0,6. Al usar Ag, se asume que la relación promedio entre sus hijas es 0.25, mientras que en realidad es 0.3.</text:p>
      <text:p text:style-name="P12"/>
      <text:p text:style-name="P12"><text:span text:style-name="T8">Puede verificarse mediante pequeños ejemplos numéricos que Ag es indefinido (es decir, algunos valores propios son negativos y algunos positivos);</text:span> la razón es que no se basa en un modelo lineal subyacente que conduzca a un producto cruzado matricial del tipo T'T más una matriz diagonal, como la matriz de relación del numerador (Quaas, 1988) o el BLUP asistido por marcadores (Fernando y Grossman, 1989). Por tanto, el trasfondo estadístico está mal definido (Searle, 1971; Harville, 1976). <text:span text:style-name="T8">Solo se puede hacer una inferencia estadística correcta si la matriz de covarianza es positiva o definida semi-positiva. La matriz Ag puede conducir a inferencias correctas si la matriz es razonable y los errores numéricos no son grandes. Esto debería comprobarse mediante simulaciones.</text:span></text:p>
      <text:p text:style-name="P12"/>
      <text:p text:style-name="P10"><text:span text:style-name="T7">Modificación para la progenie.</text:span> Para este enfoque diferente, considere los descendientes de animales genotipados.<text:span text:style-name="T2"> Después de la descomposición de A (es decir, Quaas, 1988), sea P una matriz que contiene las transmisiones esperadas de antepasados a descendientes, es decir, con valores de 0,5 en las células </text:span><text:soft-page-break/><text:span text:style-name="T2">hijo-madre e hijo-padre. Entonces u = Pu + φ, donde φ es un vector de muestreos mendelianos y efectos fundadores (Quaas, 1988). La varianza de φ se indica como D.</text:span></text:p>
      <text:p text:style-name="P12"/>
      <text:p text:style-name="P12">En este grupo particular de animales:</text:p>
      <text:p text:style-name="P12"/>
      <text:p text:style-name="P12">….</text:p>
      <text:p text:style-name="P12"/>
      <text:p text:style-name="P13">Luego</text:p>
      <text:p text:style-name="P13"/>
      <text:p text:style-name="P13">….</text:p>
      <text:p text:style-name="P13"/>
      <text:p text:style-name="P13">que puede verse como una ecuación de regresión, y donde T 33 = (I - P 33) −1 (Quaas, 1988).</text:p>
      <text:p text:style-name="P13"/>
      <text:p text:style-name="P14">Luego</text:p>
      <text:p text:style-name="P14"/>
      <text:p text:style-name="P14">….</text:p>
      <text:p text:style-name="P14"/>
      <text:p text:style-name="P14">Entonces la matriz de covarianza se convierte en:</text:p>
      <text:p text:style-name="P14"/>
      <text:p text:style-name="P14">….</text:p>
      <text:p text:style-name="P14"/>
      <text:p text:style-name="P14">La varianza causada por el muestreo mendeliano en D3 está relacionada con la consanguinidad en los fundadores (Var (φ) = (1/2-(Fs+Fd)/4)σu2), donde Fs y Fd son <text:s/>coeficientes de consanguinidad de padre y madre; esto se puede extraer de la diagonal de G si es necesario. De lo contrario, D3 es el mismo que en los métodos clásicos. Suponiendo que D3 es equivalente en ambos casos (es decir, los padres no están consanguíneos), Ap puede formarse modificando apropiadamente A:</text:p>
      <text:p text:style-name="P14"/>
      <text:p text:style-name="P14">….</text:p>
      <text:p text:style-name="P14"/>
      <text:p text:style-name="P14">Una vez más, la matriz Ap podría no ser completamente coherente (y de hecho podría ser indefinida) porque la matriz G también incluye información sobre los ancestros de los animales genotipados. Por ejemplo, dos animales genotipados, digamos A y B, que no tienen relación en la matriz de relación del numerador A pueden mostrar alguna relación en G, debido a un ancestro común no registrado. Por lo tanto, se puede postular una relación entre los antepasados de A y B. La matriz Ap funcionaría si todos los fundadores fueran genotipados (por ejemplo, en un esquema de núcleo); en este caso, el sistema es totalmente coherente. A efectos prácticos, A p podría ser razonable porque la mayor parte de la información para la evaluación del padre está contenida en la progenie y no en los antepasados.</text:p>
      <text:p text:style-name="P14"/>
      <text:p text:style-name="P7"><text:span text:style-name="T7">Modificación de todo el pedigrí.</text:span> No hay distinción entre ancestros o progenie de animales genotipados en este método; los animales de 1 no están genotipados, mientras que los animales de 2 están genotipados.</text:p>
      <text:p text:style-name="P7"/>
      <text:p text:style-name="P7">….</text:p>
      <text:p text:style-name="P7"/>
      <text:p text:style-name="P7">Basado en la teoría del índice de selección y las propiedades de la distribución normal, condicionalmente en el pedigrí (Sorensen y Gianola, 2002, p. 254; Gelman et al., 2004, p. 86), la distribución de los valores genéticos de animales no genotipados, condicionada sobre los valores genéticos de los animales genotipados, es:</text:p>
      <text:p text:style-name="P7"/>
      <text:p text:style-name="P7"><text:soft-page-break/>….</text:p>
      <text:p text:style-name="P7"/>
      <text:p text:style-name="P14">(que es el mejor predictor si asumimos normalidad), o,</text:p>
      <text:p text:style-name="P14"/>
      <text:p text:style-name="P14">….</text:p>
      <text:p text:style-name="P14"/>
      <text:p text:style-name="P7">Llamemos ahora a H la matriz de covarianza de los valores genéticos, incluida la información genómica. Este es:</text:p>
      <text:p text:style-name="P7"/>
      <text:p text:style-name="P7">….</text:p>
      <text:p text:style-name="P7"/>
      <text:p text:style-name="P7">La matriz H<text:span text:style-name="T2"> es idéntica a Ap si todos los fundadores están genotipados, porque en ese caso A12 = T1P12A22.</text:span> Por construcción, esta matriz es semipositiva o definida positiva, lo que implica que la base estadística es sólida (por ejemplo, Harville, 1976). Es posible proponer reglas para invertir H, en la línea de Wang et al. (1995). Sin embargo, H-1 podría ser difícil de invertir porque no se garantiza la definición positiva completa de G y, por lo tanto, su inverso (que es necesario para obtener H-1) podría no existir, o podría estar muy mal condicionado. La definición positiva de H no es necesaria para la predicción (Harville, 1976; Henderson, 1984). Dos expresiones alternativas para H que podrían ser convenientes desde el punto de vista computacional son:</text:p>
      <text:p text:style-name="P7"/>
      <text:p text:style-name="P7">….</text:p>
      <text:p text:style-name="P7"/>
      <text:p text:style-name="P15">Computational Suggestions.</text:p>
      <text:p text:style-name="P20"/>
      <text:p text:style-name="P20">….</text:p>
      <text:p text:style-name="P20"/>
      <text:p text:style-name="P24">Example</text:p>
      <text:p text:style-name="P24"/>
      <text:p text:style-name="P21">Considere el pedigrí en la Figura 1. Los animales 1 a 8 son fundadores no relacionados, mientras que los animales 9 a 12 están genotipados. Como ejemplo, sea G una matriz con 1 en la diagonal y 0,7 en caso contrario (es decir, todos los animales están relacionados aunque sus fundadores supuestamente no están relacionados). La matriz de relación de numerador regular A está en la Tabla 1; solo se necesita una pequeña modificación para obtener Ag (no se muestra). La Ap modificada, para la progenie, está en la Tabla 2, y la H modificada de pedigrí está en la Tabla 3. Incluso para este pequeño ejemplo, Ap es indefinida, mientras que H es positiva definida.</text:p>
      <text:p text:style-name="P21"/>
      <text:p text:style-name="P17"><text:span text:style-name="T12">Se puede observar que en este último, las relaciones entre los individuos genotipados se proyectan hacia atrás y hacia adelante. La proyección hacia atrás implica, por ejemplo, que los padres de 9 y 10 están relacionados, y 1 y 2 no. De hecho, existen otras posibilidades (por ejemplo, que 2 y 3 estuvieran relacionados pero no 1 y 4), pero el índice de selección da una solución parsimoniosa.</text:span><text:span text:style-name="T9"> Este no es el caso en Ap, donde no hay proyección hacia atrás. La inexistencia de esta proyección hacia atrás hace que Ap para 1 a 12 sea indefinido, ya que la estructura de covarianza que define está mal planteada.</text:span></text:p>
      <text:p text:style-name="P21"/>
      <text:p text:style-name="P25">DISCUSIÓN</text:p>
      <text:p text:style-name="P22"/>
      <text:p text:style-name="P16"><text:span text:style-name="T10">El sistema en [6] también podría expresarse como si el valor genético general fuera la suma de 2 valores genéticos diferentes: el del modelo infinitesimal más una diferencia cuya matriz de covarianza es G - A22. En el enfoque ingenuo, esta diferencia no se explica correctamente en los familiares. </text:span><text:span text:style-name="T11">Si G = A22 (lo que no sucederá en la práctica), las matrices A y H son idénticas como se esperaba. Además, </text:span><text:soft-page-break/><text:span text:style-name="T11">esto muestra que la variación genética en la población es la misma en promedio (es decir, no hay inflación artificial). Por supuesto, estas son propiedades deseables.</text:span></text:p>
      <text:p text:style-name="P22"/>
      <text:p text:style-name="P23">La matriz H propuesta se basa en los principios del índice de selección o, de manera equivalente, en los supuestos de que A es normal multivariante. El condicionamiento de los valores de cría de animales genotipados en [3] nos permitió desarrollar una distribución multivariante completa H. Por lo tanto, la matriz H se ha construido a partir de la densidad conjunta p(u1, u2) = p(u1 | u2) p(u2), donde p (u 2) se obtiene a partir de datos genómicos. Esta distribución incluye aspectos deseables bien conocidos en la evaluación genética: el hecho de que los hijos hereden la mitad de sus padres (como en los descendientes de animales genotipados) y la noción de índice de selección (que se incluye en BLUP). Por tanto, estos aspectos se utilizan de hecho en la evaluación de dos pasos.</text:p>
      <text:p text:style-name="P22"/>
      <text:p text:style-name="P16"><text:span text:style-name="T10">Es difícil imaginar otras posibilidades, ya que no es sencillo crear un modelo subyacente y establecer una distribución de probabilidad. Por ejemplo, la expresión "intuitiva" uˆ2 | uˆ1 = A12G − 1uˆ1 sigue la lógica de un índice de selección (o una distribución normal multivariante), pero las covarianzas de u1 y u2 no tienen en cuenta G como deberían. No es coherente usar G para derivar Var(u2) y no derivar Cov(u1, u2). Estas covarianzas se pueden derivar para descendientes usando los vectores de transmisión P y T como se muestra arriba, incluyendo G en la expresión; sin embargo, es más difícil encontrar una expresión similar para los antepasados. El índice de selección utilizado como distribución condicional supera este problema y tiene en cuenta que G genera la covarianza de u1 y u2. </text:span><text:span text:style-name="T11">Esto resultó en una inclusión parsimoniosa de toda la información (pedigrí completo y relaciones genómicas).</text:span></text:p>
      <text:p text:style-name="P23"/>
      <text:p text:style-name="P23">Todas estas suposiciones se aplican en realidad en el procedimiento de 2 o 3 pasos para la selección genómica mencionado anteriormente, pero como discutimos, la información se pierde al realizar el procedimiento de pasos. Una matriz de relaciones completa permitiría una evaluación conjunta y toda la información se contabilizaría automáticamente. También hemos esbozado cómo los cálculos podrían ser factibles en la práctica. Algunos aspectos, como el cálculo de la fiabilidad, merecen una mayor investigación.</text:p>
      <text:p text:style-name="P22"/>
      <text:p text:style-name="P22"/>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7T02:54:43.295754506</meta:creation-date>
    <meta:generator>LibreOffice/6.0.7.3$Linux_X86_64 LibreOffice_project/00m0$Build-3</meta:generator>
    <dc:date>2021-11-07T15:37:19.622577801</dc:date>
    <meta:editing-duration>PT11H58M29S</meta:editing-duration>
    <meta:editing-cycles>22</meta:editing-cycles>
    <meta:document-statistic meta:table-count="0" meta:image-count="0" meta:object-count="0" meta:page-count="6" meta:paragraph-count="57" meta:word-count="2929" meta:character-count="18005" meta:non-whitespace-character-count="15131"/>
  </office:meta>
</office:document-meta>
</file>